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70000010BB7CDC2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596cm" fo:margin-left="0cm" table:align="left"/>
    </style:style>
    <style:style style:name="Tabella8.A" style:family="table-column">
      <style:table-column-properties style:column-width="27.596cm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6" style:family="table-row">
      <style:table-row-properties style:row-height="2.3cm"/>
    </style:style>
    <style:style style:name="Tabella4.A6" style:family="table-cell">
      <style:table-cell-properties fo:padding="0cm" fo:border-left="0.05pt solid #000000" fo:border-right="none" fo:border-top="none" fo:border-bottom="0.05pt solid #000000"/>
    </style:style>
    <style:style style:name="Tabel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6" style:family="table-row">
      <style:table-row-properties style:row-height="2.3cm"/>
    </style:style>
    <style:style style:name="Tabella5.A6" style:family="table-cell">
      <style:table-cell-properties fo:padding="0.097cm" fo:border-left="0.05pt solid #000000" fo:border-right="none" fo:border-top="none" fo:border-bottom="0.05pt solid #000000"/>
    </style:style>
    <style:style style:name="Tabella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-asian="SimSun" style:font-size-asian="10pt" style:font-name-complex="Tahoma" style:font-size-complex="10pt"/>
    </style:style>
    <style:style style:name="P2" style:family="paragraph" style:parent-style-name="Table_20_Contents">
      <style:text-properties officeooo:rsid="005e90fa" officeooo:paragraph-rsid="005e90fa" style:font-name-asian="SimSun" style:font-size-asian="10pt" style:font-name-complex="Tahoma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paragraph-rsid="003121d8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officeooo:paragraph-rsid="0032dcff" style:font-size-asian="9pt" style:font-size-complex="9pt"/>
    </style:style>
    <style:style style:name="P9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end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P18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Frame_20_contents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615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fo:font-weight="normal" officeooo:paragraph-rsid="004bef5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italic" fo:font-weight="normal" officeooo:paragraph-rsid="004bef52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53ee63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officeooo:paragraph-rsid="005c0a3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656c0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158f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179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58f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3a94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79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63b0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5fcc2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656c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13a9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>
      <style:paragraph-properties fo:text-align="start" style:justify-single-word="false" style:shadow="none"/>
      <style:text-properties style:font-name="Verdana" fo:font-size="2pt" fo:font-style="normal" fo:font-weight="bold" officeooo:paragraph-rsid="0013a94d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656c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fo:font-size="10pt" style:text-underline-style="none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a94d" style:font-weight-asian="bold" style:font-weight-complex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6fb9aa" style:font-size-asian="9pt" style:font-size-complex="9pt"/>
    </style:style>
    <style:style style:name="T7" style:family="text">
      <style:text-properties fo:font-size="9pt" style:text-underline-style="none" style:font-size-asian="9pt" style:font-size-complex="9pt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officeooo:rsid="006fb9aa" style:font-size-asian="8pt" style:font-size-complex="8pt"/>
    </style:style>
    <style:style style:name="T10" style:family="text">
      <style:text-properties fo:font-size="8pt" style:text-underline-style="none" style:font-size-asian="8pt" style:font-size-complex="8pt"/>
    </style:style>
    <style:style style:name="T11" style:family="text">
      <style:text-properties style:font-name="Arial" style:text-underline-style="none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487c3b" style:font-style-asian="normal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8" style:family="text">
      <style:text-properties fo:color="#dc2300"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from-top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32"><text:placeholder text:placeholder-type="text">&lt;setLang(o.partner_id.lang or 'en_US')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A1" office:value-type="string">
              <text:p text:style-name="P4"/>
            </table:table-cell>
            <table:table-cell table:style-name="Tabella9.K1" office:value-type="string">
              <text:p text:style-name="P4"/>
            </table:table-cell>
          </table:table-row>
        </table:table-header-rows>
      </table:table>
      <text:p text:style-name="P12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5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5"><text:text-input text:description="&lt;&quot;Codice &quot; if o.partner_id.lang=='it_IT' else &quot;Item ref.&quot;&gt;">Codice</text:text-input></text:p>
            </table:table-cell>
            <table:table-cell table:style-name="Tabella4.C1" office:value-type="string">
              <text:p text:style-name="P5"><text:text-input text:description="&lt;&quot;Articolo &quot; if o.partner_id.lang=='it_IT' else &quot;Description&quot;&gt;">Articolo</text:text-input></text:p>
            </table:table-cell>
            <table:table-cell table:style-name="Tabella4.D1" office:value-type="string">
              <text:p text:style-name="P4"><text:span text:style-name="T14"><text:text-input text:description="&lt;&quot;Prezzo IVA escl.&quot; if o.partner_id.lang=='it_IT' else &quot;Price&quot;&gt;">Prezzo</text:text-input></text:span><text:span text:style-name="T16"> </text:span></text:p>
            </table:table-cell>
            <table:table-cell table:style-name="Tabella4.E1" office:value-type="string">
              <text:p text:style-name="P4"><text:span text:style-name="T14"><text:text-input text:description="&lt;&quot;Telaio&quot; if o.partner_id.lang=='it_IT' else &quot;Frame&quot;&gt;">Telaio</text:text-input></text:span><text:span text:style-name="T16"> </text:span></text:p>
            </table:table-cell>
            <table:table-cell table:style-name="Tabella4.F1" office:value-type="string">
              <text:p text:style-name="P4"><text:span text:style-name="T15"><text:text-input text:description="&lt;&quot;Tessuto&quot; if o.partner_id.lang=='it_IT' else &quot;Fabric&quot;&gt;">Tessuto</text:text-input></text:span><text:span text:style-name="T16"> </text:span></text:p>
            </table:table-cell>
            <table:table-cell table:style-name="Tabella4.G1" office:value-type="string">
              <text:p text:style-name="P4"><text:span text:style-name="T14"><text:text-input text:description="&lt;&quot;Φ tubo&quot; if o.partner_id.lang=='it_IT' else &quot;Pipe Φ&quot;&gt;">D.</text:text-input></text:span><text:span text:style-name="T16"> </text:span></text:p>
            </table:table-cell>
            <table:table-cell table:style-name="Tabella4.H1" office:value-type="string">
              <text:p text:style-name="P4"><text:span text:style-name="T14"><text:text-input text:description="&lt;&quot;Peso imballo&quot; if o.partner_id.lang=='it_IT' else &quot;Weight / box&quot;&gt;">pi</text:text-input></text:span><text:span text:style-name="T16"> </text:span></text:p>
            </table:table-cell>
            <table:table-cell table:style-name="Tabella4.K1" office:value-type="string">
              <text:p text:style-name="P4"><text:span text:style-name="T14"><text:text-input text:description="&lt;&quot;Pezzi per scatola&quot; if o.partner_id.lang=='it_IT' else &quot;Pcs / box&quot;&gt;">pps</text:text-input></text:span><text:span text:style-name="T16"> </text:span></text:p>
            </table:table-cell>
            <table:table-cell table:style-name="Tabella4.K1" office:value-type="string">
              <text:p text:style-name="P4"><text:span text:style-name="T14"><text:text-input text:description="&lt;&quot;Pezzi per bancale&quot; if o.partner_id.lang=='it_IT' else &quot;Pcs / pallet&quot;&gt;">ppb</text:text-input></text:span><text:span text:style-name="T16"> </text:span></text:p>
            </table:table-cell>
            <table:table-cell table:style-name="Tabella4.K1" office:value-type="string">
              <text:p text:style-name="P5"><text:text-input text:description="&lt;&quot;Pezzi per m3&quot; if o.partner_id.lang=='it_IT' else &quot;Pcs / m3&quot;&gt;">ppm3</text:text-input></text:p>
            </table:table-cell>
            <table:table-cell table:style-name="Tabella4.L1" office:value-type="string">
              <text:p text:style-name="P5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4.A5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18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16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table:number-columns-spanned="12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6">
          <table:table-cell table:style-name="Tabella4.A6" office:value-type="string">
            <text:p text:style-name="P7"><text:span text:style-name="T18"><text:placeholder text:placeholder-type="text">&lt;if test="item.insert_photo"&gt;</text:placeholder></text:span><text:span text:style-name="T17"><draw:frame draw:style-name="fr1" draw:name="image:asimage(item.product_id.default_photo or False)" text:anchor-type="as-char" svg:y="-2.15cm" svg:width="4.36cm" style:rel-width="scale" svg:height="2.104cm" style:rel-height="100%" draw:z-index="0"><draw:text-box><text:p text:style-name="P20"/></draw:text-box></draw:frame></text:span><text:span text:style-name="T18"><text:placeholder text:placeholder-type="text">&lt;/if&gt;</text:placeholder></text:span></text:p>
          </table:table-cell>
          <table:table-cell table:style-name="Tabella4.B6" office:value-type="string">
            <text:p text:style-name="P31"><text:placeholder text:placeholder-type="text">&lt;item.product_id.code&gt;</text:placeholder></text:p>
          </table:table-cell>
          <table:table-cell table:style-name="Tabella4.C6" office:value-type="string">
            <text:p text:style-name="P24"><text:span text:style-name="T10"><text:placeholder text:placeholder-type="text">&lt;item.name if item.use_text_description else item.product_id.name &gt;</text:placeholder></text:span><text:span text:style-name="T10"><text:line-break/></text:span></text:p>
            <text:p text:style-name="P26"><text:span text:style-name="T10"><text:text-input text:description="&lt;if test=&quot;item.show_notes&quot;&gt;">if notes</text:text-input></text:span><text:span text:style-name="T10"><text:placeholder text:placeholder-type="text">&lt;item.note&gt;</text:placeholder></text:span><text:span text:style-name="T10"><text:text-input text:description="&lt;/if&gt;">end if</text:text-input></text:span></text:p>
          </table:table-cell>
          <table:table-cell table:style-name="Tabella4.D6" office:value-type="string">
            <text:p text:style-name="P21"><text:span text:style-name="T13"><text:text-input text:description="&lt;o.partner_id.property_product_pricelist.currency_id.symbol&gt;">E</text:text-input></text:span><text:span text:style-name="T13"> </text:span><text:span text:style-name="T13"><text:placeholder text:placeholder-type="text">&lt;item.price_subtotal&gt;</text:placeholder></text:span></text:p>
          </table:table-cell>
          <table:table-cell table:style-name="Tabella4.E6" office:value-type="string">
            <text:p text:style-name="P28"><text:placeholder text:placeholder-type="text">&lt;get_telaio(item.product_id.telaio or '', o.partner_id.lang)&gt;</text:placeholder></text:p>
          </table:table-cell>
          <table:table-cell table:style-name="Tabella4.F6" office:value-type="string">
            <text:p text:style-name="P29"><text:placeholder text:placeholder-type="text">&lt;get_fabric(item.product_id.default_code or '', o.partner_id.lang)&gt;</text:placeholder></text:p>
          </table:table-cell>
          <table:table-cell table:style-name="Tabella4.G6" office:value-type="string">
            <text:p text:style-name="P23"><text:placeholder text:placeholder-type="text">&lt;item.product_id.pipe_diameter_sale&gt;</text:placeholder></text:p>
          </table:table-cell>
          <table:table-cell table:style-name="Tabella4.H6" office:value-type="string">
            <text:p text:style-name="P23"><text:placeholder text:placeholder-type="text">&lt;item.product_id.weight_packaging&gt;</text:placeholder></text:p>
          </table:table-cell>
          <table:table-cell table:style-name="Tabella4.K6" office:value-type="string">
            <text:p text:style-name="P23"><text:placeholder text:placeholder-type="text">&lt;item.product_id.item_per_box&gt;</text:placeholder></text:p>
          </table:table-cell>
          <table:table-cell table:style-name="Tabella4.K6" office:value-type="string">
            <text:p text:style-name="P23"><text:placeholder text:placeholder-type="text">&lt;item.product_id.item_per_pallet&gt;</text:placeholder></text:p>
          </table:table-cell>
          <table:table-cell table:style-name="Tabella4.K6" office:value-type="string">
            <text:p text:style-name="P23"><text:placeholder text:placeholder-type="text">&lt;item.product_id.item_per_mq&gt;</text:placeholder></text:p>
          </table:table-cell>
          <table:table-cell table:style-name="Tabella4.L6" office:value-type="string">
            <text:p text:style-name="P23"><text:placeholder text:placeholder-type="text">&lt;item.product_id.item_per_camion&gt;</text:placeholder></text:p>
          </table:table-cell>
        </table:table-row>
        <table:table-row>
          <table:table-cell table:style-name="Tabella4.A12" table:number-columns-spanned="12" office:value-type="string">
            <text:p text:style-name="P18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16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18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2" table:number-columns-spanned="12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3" table:number-columns-spanned="12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><text:placeholder text:placeholder-type="text">&lt;/if&gt;</text:placeholder></text:p>
      <text:p text:style-name="P12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ext:soft-page-break/>
          <table:table-row>
            <table:table-cell table:style-name="Tabella5.A1" office:value-type="string">
              <text:p text:style-name="P5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5"><text:text-input text:description="&lt;&quot;Codice &quot; if o.partner_id.lang=='it_IT' else &quot;Item ref.&quot;&gt;">Codice</text:text-input></text:p>
            </table:table-cell>
            <table:table-cell table:style-name="Tabella5.C1" office:value-type="string">
              <text:p text:style-name="P5"><text:text-input text:description="&lt;&quot;Articolo &quot; if o.partner_id.lang=='it_IT' else &quot;Description&quot;&gt;">Articolo</text:text-input></text:p>
            </table:table-cell>
            <table:table-cell table:style-name="Tabella5.D1" office:value-type="string">
              <text:p text:style-name="P5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5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"><text:span text:style-name="T16"><text:s/></text:span><text:span text:style-name="T14"><text:text-input text:description="&lt;&quot;Sc.&quot; if o.partner_id.lang=='it_IT' else &quot;Disc.&quot;&gt;">Sc.</text:text-input></text:span></text:p>
            </table:table-cell>
            <table:table-cell table:style-name="Tabella5.G1" office:value-type="string">
              <text:p text:style-name="P5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6"><text:span text:style-name="T14"><text:text-input text:description="&lt;&quot;Telaio&quot; if o.partner_id.lang=='it_IT' else &quot;Frame&quot;&gt;">Telaio</text:text-input></text:span><text:span text:style-name="T16"> </text:span></text:p>
            </table:table-cell>
            <table:table-cell table:style-name="Tabella5.I1" office:value-type="string">
              <text:p text:style-name="P6"><text:span text:style-name="T14"><text:text-input text:description="&lt;&quot;Tessuto&quot; if o.partner_id.lang=='it_IT' else &quot;Fabric&quot;&gt;">Telaio</text:text-input></text:span><text:span text:style-name="T16"> </text:span></text:p>
            </table:table-cell>
            <table:table-cell table:style-name="Tabella5.J1" office:value-type="string">
              <text:p text:style-name="P4"><text:span text:style-name="T14"><text:text-input text:description="&lt;&quot;Φ tubo&quot; if o.partner_id.lang=='it_IT' else &quot;Pipe Φ&quot;&gt;">D.</text:text-input></text:span><text:span text:style-name="T16"> </text:span></text:p>
            </table:table-cell>
            <table:table-cell table:style-name="Tabella5.K1" office:value-type="string">
              <text:p text:style-name="P4"><text:span text:style-name="T14"><text:text-input text:description="&lt;&quot;Peso imballo&quot; if o.partner_id.lang=='it_IT' else &quot;Weight / box&quot;&gt;">pi</text:text-input></text:span><text:span text:style-name="T16"> </text:span></text:p>
            </table:table-cell>
            <table:table-cell table:style-name="Tabella5.N1" office:value-type="string">
              <text:p text:style-name="P4"><text:span text:style-name="T14"><text:text-input text:description="&lt;&quot;Pezzi per scatola&quot; if o.partner_id.lang=='it_IT' else &quot;Pcs / box&quot;&gt;">pps</text:text-input></text:span><text:span text:style-name="T16"> </text:span></text:p>
            </table:table-cell>
            <table:table-cell table:style-name="Tabella5.N1" office:value-type="string">
              <text:p text:style-name="P4"><text:span text:style-name="T14"><text:text-input text:description="&lt;&quot;Pezzi per bancale&quot; if o.partner_id.lang=='it_IT' else &quot;Pcs / pallet&quot;&gt;">ppb</text:text-input></text:span><text:span text:style-name="T16"> </text:span></text:p>
            </table:table-cell>
            <table:table-cell table:style-name="Tabella5.N1" office:value-type="string">
              <text:p text:style-name="P5"><text:text-input text:description="&lt;&quot;Pezzi per m3&quot; if o.partner_id.lang=='it_IT' else &quot;Pcs / m3&quot;&gt;">ppm3</text:text-input></text:p>
            </table:table-cell>
            <table:table-cell table:style-name="Tabella5.O1" office:value-type="string">
              <text:p text:style-name="P5"><text:text-input text:description="&lt;&quot;Pezzi per camion&quot; if o.partner_id.lang=='it_IT' else &quot;Pcs / truck&quot;&gt;">ppc</text:text-input></text:p>
            </table:table-cell>
          </table:table-row>
        </table:table-header-rows>
        <table:table-row>
          <table:table-cell table:style-name="Tabella5.A5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18"><text:text-input text:description="&lt;if test=&quot;item.text_note_pr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16"><text:placeholder text:placeholder-type="text">&lt;item.text_note_pr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15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6">
          <table:table-cell table:style-name="Tabella5.A6" office:value-type="string">
            <text:p text:style-name="P8"><text:span text:style-name="T18"><text:placeholder text:placeholder-type="text">&lt;if test="item.insert_photo"&gt;</text:placeholder></text:span><text:span text:style-name="T17"><draw:frame draw:style-name="fr2" draw:name="image: asimage(item.product_id.default_photo or False)" text:anchor-type="as-char" svg:width="4.36cm" style:rel-width="scale" svg:height="2.104cm" style:rel-height="100%" draw:z-index="1"><draw:text-box><text:p text:style-name="P20"/></draw:text-box></draw:frame></text:span><text:span text:style-name="T18"><text:placeholder text:placeholder-type="text">&lt;/if&gt;</text:placeholder></text:span></text:p>
          </table:table-cell>
          <table:table-cell table:style-name="Tabella5.B6" office:value-type="string">
            <text:p text:style-name="P31"><text:placeholder text:placeholder-type="text">&lt;item.product_id.code&gt;</text:placeholder></text:p>
          </table:table-cell>
          <table:table-cell table:style-name="Tabella5.C6" office:value-type="string">
            <text:p text:style-name="P25"><text:span text:style-name="T10"><text:placeholder text:placeholder-type="text">&lt;item.product_id.name&gt;</text:placeholder></text:span><text:span text:style-name="T10"><text:line-break/></text:span></text:p>
            <text:p text:style-name="P27"><text:span text:style-name="T10"><text:text-input text:description="&lt;if test=&quot;item.show_notes&quot;&gt;">if notes</text:text-input></text:span><text:span text:style-name="T10"><text:placeholder text:placeholder-type="text">&lt;item.notes&gt;</text:placeholder></text:span><text:span text:style-name="T10"><text:text-input text:description="&lt;/if&gt;">end if</text:text-input></text:span></text:p>
            <text:p text:style-name="P26"><text:span text:style-name="T10"><text:text-input text:description="&lt;if test=&quot;item.show_notes&quot;&gt;">if notes</text:text-input></text:span><text:span text:style-name="T10"><text:placeholder text:placeholder-type="text">&lt;item.notes&gt;</text:placeholder></text:span><text:span text:style-name="T10"><text:text-input text:description="&lt;/if&gt;">end if</text:text-input></text:span><text:span text:style-name="T10"> </text:span></text:p>
          </table:table-cell>
          <table:table-cell table:style-name="Tabella5.D6" office:value-type="string">
            <text:p text:style-name="P22"><text:placeholder text:placeholder-type="text">&lt;int(item.product_uom_qty) if item.product_uom_qty.is_integer else item.product_uom_qty&gt;</text:placeholder></text:p>
          </table:table-cell>
          <table:table-cell table:style-name="Tabella5.E6" office:value-type="string">
            <text:p text:style-name="P21"><text:span text:style-name="T13"><text:text-input text:description="&lt;o.partner_id.property_product_pricelist.currency_id.symbol&gt;">E</text:text-input></text:span><text:span text:style-name="T13"> </text:span><text:span text:style-name="T13"><text:placeholder text:placeholder-type="text">&lt;item.price_unit&gt;</text:placeholder></text:span></text:p>
          </table:table-cell>
          <table:table-cell table:style-name="Tabella5.F6" office:value-type="string">
            <text:p text:style-name="P22"><text:placeholder text:placeholder-type="text">&lt;item.multi_discount_rates&gt;</text:placeholder></text:p>
          </table:table-cell>
          <table:table-cell table:style-name="Tabella5.G6" office:value-type="string">
            <text:p text:style-name="P21"><text:span text:style-name="T13"><text:text-input text:description="&lt;o.partner_id.property_product_pricelist.currency_id.symbol&gt;">E</text:text-input></text:span><text:span text:style-name="T13"> </text:span><text:span text:style-name="T13"><text:placeholder text:placeholder-type="text">&lt;item.price_subtotal&gt;</text:placeholder></text:span></text:p>
          </table:table-cell>
          <table:table-cell table:style-name="Tabella5.H6" office:value-type="string">
            <text:p text:style-name="P30"><text:placeholder text:placeholder-type="text">&lt;get_telaio(item.product_id.telaio or '', o.partner_id.lang)&gt;</text:placeholder></text:p>
          </table:table-cell>
          <table:table-cell table:style-name="Tabella5.I6" office:value-type="string">
            <text:p text:style-name="P29"><text:placeholder text:placeholder-type="text">&lt;get_fabric(item.product_id.default_code or '', o.partner_id.lang)&gt;</text:placeholder></text:p>
          </table:table-cell>
          <table:table-cell table:style-name="Tabella5.J6" office:value-type="string">
            <text:p text:style-name="P23"><text:placeholder text:placeholder-type="text">&lt;item.product_id.pipe_diameter_sale&gt;</text:placeholder></text:p>
          </table:table-cell>
          <table:table-cell table:style-name="Tabella5.K6" office:value-type="string">
            <text:p text:style-name="P23"><text:placeholder text:placeholder-type="text">&lt;item.product_id.weight_packaging&gt;</text:placeholder></text:p>
          </table:table-cell>
          <table:table-cell table:style-name="Tabella5.N6" office:value-type="string">
            <text:p text:style-name="P23"><text:placeholder text:placeholder-type="text">&lt;item.product_id.item_per_box&gt;</text:placeholder></text:p>
          </table:table-cell>
          <table:table-cell table:style-name="Tabella5.N6" office:value-type="string">
            <text:p text:style-name="P23"><text:placeholder text:placeholder-type="text">&lt;item.product_id.item_per_pallet&gt;</text:placeholder></text:p>
          </table:table-cell>
          <table:table-cell table:style-name="Tabella5.N6" office:value-type="string">
            <text:p text:style-name="P23"><text:placeholder text:placeholder-type="text">&lt;item.product_id.item_per_mq&gt;</text:placeholder></text:p>
          </table:table-cell>
          <table:table-cell table:style-name="Tabella5.O6" office:value-type="string">
            <text:p text:style-name="P23"><text:placeholder text:placeholder-type="text">&lt;item.product_id.item_per_camion&gt;</text:placeholder></text:p>
          </table:table-cell>
        </table:table-row>
        <table:table-row>
          <table:table-cell table:style-name="Tabella5.A12" table:number-columns-spanned="15" office:value-type="string">
            <text:p text:style-name="P18"><text:text-input text:description="&lt;if test=&quot;item.text_note_post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6"><text:placeholder text:placeholder-type="text">&lt;item.text_note_pos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8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5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3" table:number-columns-spanned="15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ella1" table:style-name="Tabella1">
        <table:table-column table:style-name="Tabella1.A"/>
        <text:soft-page-break/>
        <table:table-row>
          <table:table-cell table:style-name="Tabella1.A1" office:value-type="string">
            <text:p text:style-name="P15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"/>
          </table:table-cell>
        </table:table-row>
      </table:table>
      <text:p text:style-name="P1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27.591cm" table:align="margins"/>
    </style:style>
    <style:style style:name="Tabella2.A" style:family="table-column">
      <style:table-column-properties style:column-width="12.091cm" style:rel-column-width="28720*"/>
    </style:style>
    <style:style style:name="Tabella2.B" style:family="table-column">
      <style:table-column-properties style:column-width="15.499cm" style:rel-column-width="36815*"/>
    </style:style>
    <style:style style:name="Tabella2.1" style:family="table-row">
      <style:table-row-properties style:min-row-height="4.895cm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6.006cm" table:align="left"/>
    </style:style>
    <style:style style:name="Tabella3.A" style:family="table-column">
      <style:table-column-properties style:column-width="4.787cm"/>
    </style:style>
    <style:style style:name="Tabella3.B" style:family="table-column">
      <style:table-column-properties style:column-width="1.219cm"/>
    </style:style>
    <style:style style:name="Tabella3.1" style:family="table-row">
      <style:table-row-properties style:min-row-height="3.995cm"/>
    </style:style>
    <style:style style:name="Tabella3.A1" style:family="table-cell">
      <style:table-cell-properties fo:padding="0.097cm" fo:border="none"/>
    </style:style>
    <style:style style:name="Tabella2.B1" style:family="table-cell">
      <style:table-cell-properties style:vertical-align="" fo:padding="0.097cm" fo:border="none"/>
    </style:style>
    <style:style style:name="Tabella6" style:family="table">
      <style:table-properties style:width="15.028cm" fo:margin-left="0.088cm" table:align="left"/>
    </style:style>
    <style:style style:name="Tabella6.A" style:family="table-column">
      <style:table-column-properties style:column-width="10.213cm"/>
    </style:style>
    <style:style style:name="Tabella6.B" style:family="table-column">
      <style:table-column-properties style:column-width="4.815cm"/>
    </style:style>
    <style:style style:name="Tabella6.1" style:family="table-row">
      <style:table-row-properties style:row-height="1.693cm"/>
    </style:style>
    <style:style style:name="Tabella6.A1" style:family="table-cell">
      <style:table-cell-properties fo:padding="0.097cm" fo:border="none"/>
    </style:style>
    <style:style style:name="Tabella6.2" style:family="table-row">
      <style:table-row-properties style:min-row-height="0.011cm"/>
    </style:style>
    <style:style style:name="Tabella6.4" style:family="table-row">
      <style:table-row-properties style:row-height="1.362cm"/>
    </style:style>
    <style:style style:name="MP1" style:family="paragraph" style:parent-style-name="Table_20_Contents">
      <style:text-properties style:font-name-asian="SimSun" style:font-size-asian="10pt" style:font-name-complex="Tahoma" style:font-size-complex="10pt"/>
    </style:style>
    <style:style style:name="MP2" style:family="paragraph" style:parent-style-name="Table_20_Contents">
      <style:text-properties officeooo:rsid="005e90fa" officeooo:paragraph-rsid="005e90fa" style:font-name-asian="SimSun" style:font-size-asian="10pt" style:font-name-complex="Tahoma" style:font-size-complex="10pt"/>
    </style:style>
    <style:style style:name="MP3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4" style:family="paragraph" style:parent-style-name="Standard">
      <style:paragraph-properties fo:text-align="end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officeooo:paragraph-rsid="0013a94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158f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58ff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3a94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79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rsid="0013a94d" officeooo:paragraph-rsid="00179ab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163b0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5fcc2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Standard">
      <style:paragraph-properties fo:text-align="start" style:justify-single-word="false" style:shadow="none"/>
      <style:text-properties style:font-name="Verdana" fo:font-size="2pt" fo:font-style="normal" fo:font-weight="bold" officeooo:paragraph-rsid="0013a94d" style:font-name-asian="SimSun" style:font-size-asian="2pt" style:font-style-asian="normal" style:font-weight-asian="bold" style:font-name-complex="Tahoma" style:font-size-complex="2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656c0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normal" officeooo:paragraph-rsid="00656c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officeooo:paragraph-rsid="00656c0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7" style:family="paragraph" style:parent-style-name="Standard">
      <style:paragraph-properties fo:text-align="start" style:justify-single-word="false" style:shadow="none"/>
      <style:text-properties style:font-name="Verdana" fo:font-size="2pt" fo:font-style="normal" style:text-underline-style="none" fo:font-weight="bold" style:font-name-asian="SimSun" style:font-size-asian="1.75pt" style:font-style-asian="normal" style:font-weight-asian="bold" style:font-name-complex="Tahoma" style:font-size-complex="2pt" style:font-style-complex="normal" style:font-weight-complex="bold"/>
    </style:style>
    <style:style style:name="MP18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ef6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text-underline-style="none"/>
    </style:style>
    <style:style style:name="MT2" style:family="text">
      <style:text-properties fo:font-weight="bold" officeooo:rsid="0013a94d" style:font-weight-asian="bold" style:font-weight-complex="bold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style:text-underline-style="none" style:font-size-asian="9pt" style:font-size-complex="9pt"/>
    </style:style>
    <style:style style:name="MT5" style:family="text">
      <style:text-properties style:font-name="Arial" style:text-underline-style="none"/>
    </style:style>
    <style:style style:name="MT6" style:family="text">
      <style:text-properties fo:font-size="9pt" officeooo:rsid="006dbc43" style:font-size-asian="9pt" style:font-size-complex="9pt"/>
    </style:style>
    <style:style style:name="MT7" style:family="text">
      <style:text-properties fo:font-size="9pt" officeooo:rsid="006fb9aa" style:font-size-asian="9pt" style:font-size-complex="9pt"/>
    </style:style>
    <style:style style:name="MT8" style:family="text">
      <style:text-properties fo:font-size="8pt" officeooo:rsid="006fb9aa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cm" fo:margin-bottom="1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able:table table:name="Tabella3" table:style-name="Tabella3">
                <table:table-column table:style-name="Tabella3.A"/>
                <table:table-column table:style-name="Tabella3.B"/>
                <table:table-row table:style-name="Tabella3.1">
                  <table:table-cell table:style-name="Tabella3.A1" office:value-type="string">
                    <text:p text:style-name="MP1"><draw:frame draw:style-name="Mfr1" draw:name="Immagine1" text:anchor-type="paragraph" svg:x="0.39cm" svg:y="0.161cm" svg:width="3cm" svg:height="3.05cm" draw:z-index="2"><draw:image xlink:href="Pictures/10000201000001070000010BB7CDC241.png" xlink:type="simple" xlink:show="embed" xlink:actuate="onLoad"/></draw:frame></text:p>
                  </table:table-cell>
                  <table:table-cell table:style-name="Tabella3.A1" office:value-type="string">
                    <text:p text:style-name="MP1"/>
                    <text:p text:style-name="MP2"><text:s/></text:p>
                    <text:p text:style-name="MP2"/>
                  </table:table-cell>
                </table:table-row>
              </table:table>
              <text:p text:style-name="MP3"/>
            </table:table-cell>
            <table:table-cell table:style-name="Tabella2.B1" office:value-type="string">
              <text:p text:style-name="MP4"><text:placeholder text:placeholder-type="text">&lt;setLang(o.partner_id.lang or 'en_US')&gt;</text:placeholder></text:p>
              <table:table table:name="Tabella6" table:style-name="Tabella6">
                <table:table-column table:style-name="Tabella6.A"/>
                <table:table-column table:style-name="Tabella6.B"/>
                <table:table-row table:style-name="Tabella6.1">
                  <table:table-cell table:style-name="Tabella6.A1" table:number-columns-spanned="2" office:value-type="string">
                    <text:p text:style-name="MP5"><text:span text:style-name="MT1"><text:text-input text:description="&lt;o.partner_id.name&gt;">partner_id.name</text:text-input></text:span><text:span text:style-name="MT1"> </text:span></text:p>
                    <text:p text:style-name="MP6"><text:text-input text:description="&lt;if test=&quot;o.destination_partner_id&quot;&gt;">if dest</text:text-input></text:p>
                    <text:p text:style-name="MP7"><text:span text:style-name="MT2"><text:text-input text:description="&lt;o.destination_partner_id.name&gt;">partner_id.name</text:text-input></text:span><text:span text:style-name="MT2"> </text:span></text:p>
                    <text:p text:style-name="MP8"><text:text-input text:description="&lt;o.destination_partner_id.street or &quot;&quot;&gt;">address</text:text-input></text:p>
                    <text:p text:style-name="MP9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9"><text:text-input text:description="&lt;/if&gt;">end if</text:text-input></text:p>
                    <text:p text:style-name="MP10"><text:text-input text:description="&lt;if test=&quot;not o.destination_partner_id&quot;&gt;">if not dest</text:text-input></text:p>
                    <text:p text:style-name="MP11"><text:text-input text:description="&lt;o.partner_id.street or &quot;&quot;&gt;">address</text:text-input></text:p>
                    <text:p text:style-name="MP11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12"><text:text-input text:description="&lt;/if&gt;">end if</text:text-input></text:p>
                  </table:table-cell>
                  <table:covered-table-cell/>
                </table:table-row>
                <table:table-row table:style-name="Tabella6.2">
                  <table:table-cell table:style-name="Tabella6.A1" table:number-columns-spanned="2" office:value-type="string">
                    <text:p text:style-name="MP13"/>
                  </table:table-cell>
                  <table:covered-table-cell/>
                </table:table-row>
                <table:table-row table:style-name="Tabella6.2">
                  <table:table-cell table:style-name="Tabella6.A1" table:number-columns-spanned="2" office:value-type="string">
                    <text:p text:style-name="MP14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      </table:table-cell>
                  <table:covered-table-cell/>
                </table:table-row>
                <table:table-row table:style-name="Tabella6.4">
                  <table:table-cell table:style-name="Tabella6.A1" office:value-type="string">
                    <text:p text:style-name="MP15"><text:text-input text:description="&lt;if test=&quot;o.partner_id.lang=='it_IT'&quot;&gt;">if IT</text:text-input></text:p>
                    <text:p text:style-name="MP15"><text:span text:style-name="MT3">Resa merce: </text:span><text:placeholder text:placeholder-type="text">&lt;o.return_id.text&gt;</text:placeholder></text:p>
                    <text:p text:style-name="MP15"><text:span text:style-name="MT3">Pagamento: </text:span><text:placeholder text:placeholder-type="text">&lt;o.payment_term.name&gt;</text:placeholder></text:p>
                    <text:p text:style-name="MP15"><text:text-input text:description="&lt;/if&gt;">end if</text:text-input></text:p>
                    <text:p text:style-name="MP15"><text:text-input text:description="&lt;if test=&quot;o.partner_id.lang=='en_US'&quot;&gt;">if EN</text:text-input></text:p>
                    <text:p text:style-name="MP15"><text:span text:style-name="MT3">Delivery terms: </text:span><text:placeholder text:placeholder-type="text">&lt;o.return_id.text&gt;</text:placeholder></text:p>
                    <text:p text:style-name="MP15"><text:span text:style-name="MT3">Payment terms: </text:span><text:placeholder text:placeholder-type="text">&lt;o.payment_term.name&gt;</text:placeholder></text:p>
                    <text:p text:style-name="MP16"><text:text-input text:description="&lt;/if&gt;">end if</text:text-input></text:p>
                  </table:table-cell>
                  <table:table-cell table:style-name="Tabella6.A1" office:value-type="string">
                    <text:p text:style-name="MP16"><text:placeholder text:placeholder-type="text">&lt;"%s\n" % (o.bank_id.information or '') if o.bank_id else ""&gt;</text:placeholder></text:p>
                  </table:table-cell>
                </table:table-row>
              </table:table>
              <text:p text:style-name="MP17"/>
            </table:table-cell>
          </table:table-row>
        </table:table>
        <text:p text:style-name="MP18"><text:span text:style-name="MT4"><text:text-input text:description="&lt;if test=&quot;o.partner_id.lang=='it_IT'&quot;&gt;">if IT</text:text-input></text:span><text:span text:style-name="MT5">Pag. </text:span><text:span text:style-name="MT5"><text:page-number text:select-page="current">3</text:page-number></text:span><text:span text:style-name="MT5"> of </text:span><text:span text:style-name="MT5"><text:page-count>3</text:page-count></text:span><text:span text:style-name="MT4"><text:text-input text:description="&lt;/if&gt;">end if</text:text-input></text:span><text:span text:style-name="MT4"><text:text-input text:description="&lt;if test=&quot;o.partner_id.lang=='en_US'&quot;&gt;">if EN</text:text-input></text:span><text:span text:style-name="MT5">Page </text:span><text:span text:style-name="MT5"><text:page-number text:select-page="current">3</text:page-number></text:span><text:span text:style-name="MT5"> of </text:span><text:span text:style-name="MT5"><text:page-count>3</text:page-count></text:span><text:span text:style-name="MT4"><text:text-input text:description="&lt;/if&gt;">end if</text:text-input></text:span></text:p>
      </style:header>
      <style:footer>
        <text:p text:style-name="MP19"><text:span text:style-name="MT3"><text:placeholder text:placeholder-type="text">&lt;company.name&gt;</text:placeholder></text:span> <text:span text:style-name="MT6"><text:placeholder text:placeholder-type="text">&lt;company.street&gt;</text:placeholder></text:span><text:span text:style-name="MT6"> - </text:span><text:span text:style-name="MT6"><text:placeholder text:placeholder-type="text">&lt;company.zip&gt;</text:placeholder></text:span><text:span text:style-name="MT6"> </text:span><text:span text:style-name="MT6"><text:placeholder text:placeholder-type="text">&lt;company.city&gt;</text:placeholder></text:span><text:span text:style-name="MT6"> (</text:span><text:span text:style-name="MT6"><text:placeholder text:placeholder-type="text">&lt;company.state_id.code&gt;</text:placeholder></text:span><text:span text:style-name="MT6">) </text:span><text:span text:style-name="MT6"><text:placeholder text:placeholder-type="text">&lt;company.country_id.name&gt;</text:placeholder></text:span><text:span text:style-name="MT6"> T. </text:span><text:span text:style-name="MT6"><text:placeholder text:placeholder-type="text">&lt;company.phone&gt;</text:placeholder></text:span><text:span text:style-name="MT6"> F. </text:span><text:span text:style-name="MT6"><text:placeholder text:placeholder-type="text">&lt;company.fax&gt;</text:placeholder></text:span><text:span text:style-name="MT6"> - </text:span><text:span text:style-name="MT6"><text:placeholder text:placeholder-type="text">&lt;company.email&gt;</text:placeholder></text:span></text:p>
        <text:p text:style-name="MP19"><text:span text:style-name="MT6">C.F. - P. IVA e Reg. Imp <text:s/></text:span><text:span text:style-name="MT6"><text:placeholder text:placeholder-type="text">&lt;company.vat&gt;</text:placeholder></text:span><text:span text:style-name="MT6"> - R.E.A. n. </text:span><text:span text:style-name="MT6"><text:placeholder text:placeholder-type="text">&lt;company.header_rea&gt;</text:placeholder></text:span><text:span text:style-name="MT6"> - </text:span><text:span text:style-name="MT7">Cod. Mecc. </text:span><text:span text:style-name="MT6"><text:placeholder text:placeholder-type="text">&lt;company.header_mecc&gt;</text:placeholder></text:span><text:span text:style-name="MT6"> - C</text:span><text:span text:style-name="MT7">ap. Soc. € </text:span><text:span text:style-name="MT8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7H47M20S</meta:editing-duration>
    <meta:editing-cycles>263</meta:editing-cycles>
    <meta:generator>LibreOffice/4.3.3.2$Linux_X86_64 LibreOffice_project/430m0$Build-2</meta:generator>
    <meta:initial-creator>Nicola Riolini</meta:initial-creator>
    <dc:date>2017-11-21T17:33:32.451834961</dc:date>
    <dc:creator>thebrush </dc:creator>
    <meta:document-statistic meta:table-count="8" meta:image-count="1" meta:object-count="0" meta:page-count="3" meta:paragraph-count="110" meta:word-count="411" meta:character-count="2566" meta:non-whitespace-character-count="2398"/>
    <meta:user-defined meta:name="Info 1"/>
    <meta:user-defined meta:name="Info 2"/>
    <meta:user-defined meta:name="Info 3"/>
    <meta:user-defined meta:name="Info 4"/>
  </office:meta>
</office:document-meta>
</file>